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2.6041666666666665in"/>
    </style:style>
    <style:style style:name="co5" style:family="table-column">
      <style:table-column-properties fo:break-before="auto" style:column-width="4.302083333333333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0.4270833333333333in"/>
    </style:style>
    <style:style style:name="co8" style:family="table-column">
      <style:table-column-properties fo:break-before="auto" style:column-width="1.875in"/>
    </style:style>
    <style:style style:name="co9" style:family="table-column">
      <style:table-column-properties fo:break-before="auto" style:column-width="1.3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</table:table-row>
        <table:table-row table:style-name="ro2">
          <table:table-cell table:number-columns-repeated="4" table:style-name="ce21"/>
          <table:table-cell table:style-name="ce21" table:formula="oooc:=VLOOKUP([.F2];[Styles.A1:.C400];2)" office:value-type="string">
            <text:p>N/A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yles" table:style-name="ta2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 table:number-columns-repeated="253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s_nostars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toll_station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junction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airport_terminal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souq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coffee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supermarket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electronics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beach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hardware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car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book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furniture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veterinary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ets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toys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hospital-building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olice_station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university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carrepair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bank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olice_checkpoint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embassy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bicycle_shop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sewingmachine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computers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mall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boatshop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scubashop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scuba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alm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fortres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harmacy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photo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carwash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atm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